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6.65cm" fo:min-width="12.9cm"/>
    </style:style>
    <style:style style:name="gr2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3" style:family="graphic" style:parent-style-name="standard">
      <style:graphic-properties draw:stroke="none" draw:fill="none" draw:fill-color="#ffffff" draw:auto-grow-width="true" fo:min-height="4.161cm" fo:min-width="3.767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cm" fo:min-width="0.3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368cm" fo:min-width="5.088cm"/>
    </style:style>
    <style:style style:name="gr7" style:family="graphic" style:parent-style-name="standard">
      <style:graphic-properties draw:stroke="none" svg:stroke-color="#000000" draw:fill="none" draw:fill-color="#ffffff" fo:min-height="0.8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4cm" svg:height="26.9cm" draw:transform="skewX (0.00174532925199433) translate (6.247cm 1.3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712cm" svg:height="1.185cm" svg:x="10.333cm" svg:y="14.489cm">
          <draw:text-box>
            <text:p><text:author-name text:fixed="false"> </text:author-name></text:p>
          </draw:text-box>
        </draw:frame>
        <draw:frame draw:style-name="gr3" draw:text-style-name="P2" draw:layer="layout" svg:width="4.267cm" svg:height="4.411cm" svg:x="10.333cm" svg:y="14.489cm">
          <draw:text-box>
            <text:p><text:author-name text:fixed="false"> </text:author-name></text:p>
          </draw:text-box>
        </draw:frame>
        <draw:custom-shape draw:style-name="gr4" draw:text-style-name="P1" xml:id="id1" draw:id="id1" draw:layer="layout" svg:width="1.2cm" svg:height="1.2cm" svg:x="2.8cm" svg:y="10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3" xml:id="id2" draw:id="id2" draw:layer="layout" draw:type="line" svg:x1="3.4cm" svg:y1="11.6cm" svg:x2="3.422cm" svg:y2="14.605cm" draw:start-shape="id1" draw:start-glue-point="8" svg:d="M3400 11600l22 3005" svg:viewBox="0 0 23 3006">
          <text:p/>
        </draw:connector>
        <draw:connector draw:style-name="gr5" draw:text-style-name="P3" draw:layer="layout" draw:type="line" svg:x1="3.422cm" svg:y1="14.605cm" svg:x2="4.163cm" svg:y2="16.333cm" draw:start-shape="id2" draw:start-glue-point="3" svg:d="M3422 14605l741 1728" svg:viewBox="0 0 742 1729">
          <text:p/>
        </draw:connector>
        <draw:connector draw:style-name="gr5" draw:text-style-name="P3" draw:layer="layout" draw:type="line" svg:x1="3.423cm" svg:y1="14.605cm" svg:x2="2.61cm" svg:y2="16.263cm" svg:d="M3423 14605l-813 1658" svg:viewBox="0 0 814 1659">
          <text:p/>
        </draw:connector>
        <draw:connector draw:style-name="gr5" draw:text-style-name="P3" draw:layer="layout" draw:type="line" svg:x1="1.799cm" svg:y1="12.735cm" svg:x2="4.903cm" svg:y2="12.735cm" svg:d="M1799 12735h3104" svg:viewBox="0 0 3105 1">
          <text:p/>
        </draw:connector>
        <draw:custom-shape draw:style-name="gr6" draw:text-style-name="P1" xml:id="id3" draw:id="id3" draw:layer="layout" svg:width="7.9cm" svg:height="3.7cm" svg:x="9.2cm" svg:y="7.4cm">
          <text:p text:style-name="P4">Pesquis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xml:id="id6" draw:id="id6" draw:layer="layout" svg:width="7.9cm" svg:height="3.7cm" svg:x="9.201cm" svg:y="16.401cm">
          <text:p text:style-name="P4">Baixar PPC P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draw:layer="layout" svg:width="3cm" svg:height="1.1cm" svg:x="2cm" svg:y="16.6cm">
          <draw:text-box>
            <text:p text:style-name="P4">Usuário</text:p>
          </draw:text-box>
        </draw:frame>
        <draw:custom-shape draw:style-name="gr6" draw:text-style-name="P1" xml:id="id5" draw:id="id5" draw:layer="layout" svg:width="7.9cm" svg:height="3.7cm" svg:x="9.1cm" svg:y="12cm">
          <text:p text:style-name="P4">Visualizar PPC PD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xml:id="id4" draw:id="id4" draw:layer="layout" draw:type="line" svg:x1="4.657cm" svg:y1="13.511cm" svg:x2="9.2cm" svg:y2="9.25cm" draw:end-shape="id3" draw:end-glue-point="6" svg:d="M4657 13511l4543-4261" svg:viewBox="0 0 4544 4262">
          <text:p/>
        </draw:connector>
        <draw:connector draw:style-name="gr5" draw:text-style-name="P3" draw:layer="layout" draw:type="line" svg:x1="4.657cm" svg:y1="13.511cm" svg:x2="9.1cm" svg:y2="13.85cm" draw:start-shape="id4" draw:start-glue-point="2" draw:end-shape="id5" draw:end-glue-point="6" svg:d="M4657 13511l4443 339" svg:viewBox="0 0 4444 340">
          <text:p/>
        </draw:connector>
        <draw:connector draw:style-name="gr5" draw:text-style-name="P3" draw:layer="layout" draw:type="line" svg:x1="4.657cm" svg:y1="13.511cm" svg:x2="9.201cm" svg:y2="18.251cm" draw:start-shape="id4" draw:start-glue-point="2" draw:end-shape="id6" draw:end-glue-point="6" svg:d="M4657 13511l4544 4740" svg:viewBox="0 0 4545 474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5T16:03:44.825000000</meta:creation-date>
    <dc:date>2017-09-25T16:18:02.642000000</dc:date>
    <meta:editing-duration>PT3M47S</meta:editing-duration>
    <meta:editing-cycles>1</meta:editing-cycles>
    <meta:document-statistic meta:object-count="15"/>
    <meta:generator>LibreOffice/5.3.3.2$Windows_X86_64 LibreOffice_project/3d9a8b4b4e538a85e0782bd6c2d430bafe583448</meta:generator>
  </office:meta>
</office:document-meta>
</file>